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37c1" officeooo:paragraph-rsid="000837c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37c1" officeooo:paragraph-rsid="000837c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ling GitHub Pages</text:p>
      <text:p text:style-name="P1"/>
      <text:p text:style-name="P2">Inleiding: voorspellen weer is lastig, om het weer te voorspellen, 3 deelvragen beantwoorden</text:p>
      <text:p text:style-name="P2"/>
      <text:p text:style-name="P2">Meetveranderingen</text:p>
      <text:p text:style-name="P2"/>
      <text:p text:style-name="P2">Verbanden leggen bewijzen geven ter ondersteuning van data</text:p>
      <text:p text:style-name="P2"/>
      <text:p text:style-name="P2">Seizoenen voorspellen</text:p>
      <text:p text:style-name="P2"/>
      <text:p text:style-name="P2">Weer morgen voorspellen</text:p>
      <text:p text:style-name="P2"/>
      <text:p text:style-name="P2">Komt het overeen met daadwerkelijke weer</text:p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2:39:24.941902449</meta:creation-date>
    <dc:date>2018-06-22T12:45:41.187154321</dc:date>
    <meta:editing-duration>PT6M16S</meta:editing-duration>
    <meta:editing-cycles>1</meta:editing-cycles>
    <meta:document-statistic meta:table-count="0" meta:image-count="0" meta:object-count="0" meta:page-count="1" meta:paragraph-count="7" meta:word-count="36" meta:character-count="272" meta:non-whitespace-character-count="243"/>
    <meta:generator>LibreOffice/5.1.6.2$Linux_X86_64 LibreOffice_project/10m0$Build-2</meta:generator>
  </office:meta>
</office:document-meta>
</file>